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ny" style:master-page-name="MP0" style:family="paragraph">
      <style:paragraph-properties fo:break-before="page"/>
    </style:style>
  </office:automatic-styles>
  <office:body>
    <office:text text:use-soft-page-breaks="true">
      <text:p text:style-name="P1">------------------------------------------------------------</text:p>
      <text:p text:style-name="Normalny">Czy plik XML może używać pliku DTD dla definicji struktury dokumentu?<text:line-break/>TAK</text:p>
      <text:p text:style-name="Normalny">Czy plik XML może używać pliku XSL dla definicji struktury dokumentu?<text:line-break/>TAK</text:p>
      <text:p text:style-name="Normalny">Czy plik XML może używać pliku XSD dla definicji struktury dokumentu?</text:p>
      <text:p text:style-name="Normalny">TAK<text:line-break/></text:p>
      <text:p text:style-name="Normalny">------------------------------------------------------------</text:p>
      <text:p text:style-name="Normalny">Czy plik XML może używać pliku XSL dla przekształcenia dokumentu na inny format?<text:line-break/>TAK</text:p>
      <text:p text:style-name="Normalny">Czy plik XML może używać pliku XSD dla przekształcenia dokumentu na inny format?<text:line-break/>NIE</text:p>
      <text:p text:style-name="Normalny">Czy plik XML może używać pliku DTD dla przekształcenia dokumentu na inny format?<text:line-break/>NIE<text:line-break/></text:p>
      <text:p text:style-name="Normalny">------------------------------------------------------------</text:p>
      <text:p text:style-name="Normalny">Czy zadaniem formatu XML jest przechowywane danych?</text:p>
      <text:p text:style-name="Normalny">TAK</text:p>
      <text:p text:style-name="Normalny">Czy zadaniem formatu XML jest zastąpienie HTML?<text:line-break/>NIE</text:p>
      <text:p text:style-name="Normalny">Czy zadaniem formatu XML jest walidacja danych?</text:p>
      <text:p text:style-name="Normalny">Czy zadaniem formatu XML jest konwersja danych na inny format?<text:line-break/></text:p>
      <text:p text:style-name="Normalny">------------------------------------------------------------</text:p>
      <text:p text:style-name="Normalny">Czy `&lt;?xml version="1.0"?&gt;` jest poprawną formą deklaracji wersji pliku XML?</text:p>
      <text:p text:style-name="Normalny">Czy `&lt;!xml version="1.0"&gt;` jest poprawną formą deklaracji wersji pliku XML?</text:p>
      <text:p text:style-name="Normalny">Czy `&lt;?xml version="1.0"/&gt;` jest poprawną formą deklaracji wersji pliku XML?</text:p>
      <text:p text:style-name="Normalny">Czy `&lt;xml version="1.0"/&gt;` jest poprawną formą deklaracji wersji pliku XML?<text:line-break/></text:p>
      <text:p text:style-name="Normalny">------------------------------------------------------------</text:p>
      <text:soft-page-break/>
      <text:p text:style-name="Normalny">Czy `&lt;?xml version="1.0"?&gt;&lt;note&gt;&lt;from&gt;me&lt;/from&gt;&lt;to&gt;you&lt;/to&gt;&lt;body&gt;hi&lt;/body&gt;&lt;/note&gt;` jest poprawną składnią XML?<text:line-break/></text:p>
      <text:p text:style-name="Normalny">Czy `&lt;?xml version="1.0"?&gt;&lt;from&gt;me&lt;/from&gt;&lt;to&gt;you&lt;/to&gt;&lt;body&gt;hi&lt;/body&gt;` jest poprawną składnią XML?<text:line-break/></text:p>
      <text:p text:style-name="Normalny">Czy `&lt;?xml version="1.0"?&gt;&lt;note&gt;&lt;body&gt;hi&lt;/body&gt;&lt;/note&gt;&lt;note&gt;&lt;body&gt;there&lt;/body&gt;&lt;/note&gt;` jest poprawną składnią XML?<text:line-break/></text:p>
      <text:p text:style-name="Normalny">Czy `&lt;?xml version="1.0"?&gt;&lt;note kind=1&gt;&lt;from&gt;me&lt;/from&gt;&lt;to&gt;you&lt;/to&gt;&lt;body&gt;hi&lt;/body&gt;&lt;/note&gt;` jest poprawną składnią XML?<text:line-break/></text:p>
      <text:p text:style-name="Normalny">Czy `&lt;?xml version="1.0"?&gt;&lt;note kind="1"&gt;&lt;from&gt;me&lt;/from&gt;&lt;to&gt;you&lt;/to&gt;&lt;body&gt;hi&lt;/body&gt;&lt;/note&gt;` jest poprawną składnią XML?<text:line-break/></text:p>
      <text:p text:style-name="Normalny">Czy `&lt;?xml version="1.0"?&gt;&lt;note&gt;&lt;from&gt;me&lt;/from&gt;&lt;to&gt;you&lt;/to&gt;&lt;body13/&gt;&lt;/note&gt;` jest poprawną składnią XML?<text:line-break/></text:p>
      <text:p text:style-name="Normalny">Czy `&lt;?xml version="1.0"?&gt;&lt;note&gt;&lt;from&gt;me&lt;/from&gt;&lt;to&gt;you&lt;/to&gt;&lt;13body/&gt;&lt;/note&gt;` jest poprawną składnią XML?<text:line-break/><text:line-break/>Czy `&lt;?xml version="1.0"?&gt;&lt;note&gt;&lt;from&gt;me&lt;/from&gt;&lt;To&gt;you&lt;/To&gt;&lt;body/&gt;&lt;/note&gt;` jest poprawną składnią XML?<text:line-break/></text:p>
      <text:p text:style-name="Normalny">Czy `&lt;?xml version="1.0"?&gt;&lt;note&gt;&lt;from&gt;me&lt;/from&gt;&lt;to&gt;you&lt;/to&gt;&lt;body/&gt;&lt;/note&gt;` jest poprawną składnią XML?<text:line-break/></text:p>
      <text:p text:style-name="Normalny">Czy `&lt;?xml version="1.0"?&gt;&lt;note&gt;&lt;from&gt;me&lt;/from&gt;&lt;To&gt;you&lt;/to&gt;&lt;body&gt;hi&lt;/body&gt;&lt;/note&gt;` jest poprawną składnią XML?<text:line-break/></text:p>
      <text:soft-page-break/>
      <text:p text:style-name="Normalny">Czy `&lt;?xml version="1.0"?&gt;&lt;xmlnote&gt;&lt;body&gt;hi&lt;/body&gt;&lt;/xmlnote&gt;` jest poprawną składnią XML?<text:line-break/></text:p>
      <text:p text:style-name="Normalny">------------------------------------------------------------</text:p>
      <text:p text:style-name="Normalny">Czy `&lt;![CDATA[ komentarz ]]&gt;` jest poprawnym komentarzem w XML?<text:line-break/></text:p>
      <text:p text:style-name="Normalny">Czy `&lt;![CDATA[ komentarz ]]!&gt;` jest poprawnym komentarzem w XML?<text:line-break/></text:p>
      <text:p text:style-name="Normalny">Czy `&lt;!CDATA[ komentarz ]!&gt;` jest poprawnym komentarzem w XML?<text:line-break/></text:p>
      <text:p text:style-name="Normalny">Czy `&lt;!CDATA[ komentarz ]&gt;` jest poprawnym komentarzem w XML?<text:line-break/></text:p>
      <text:p text:style-name="Normalny">Czy `&lt;CDATA&gt; komentarz &lt;/CDATA&gt;` jest poprawnym komentarzem w XML?<text:line-break/></text:p>
      <text:p text:style-name="Normalny">Czy `&lt;PCDATA&gt; komentarz &lt;/PCDATA&gt;` jest poprawnym komentarzem w XML?<text:line-break/></text:p>
      <text:p text:style-name="Normalny">------------------------------------------------------------</text:p>
      <text:p text:style-name="Normalny">Czy `&lt;?xml-stylesheet type="text/xsl" href="cdcatalog.xsl"?&gt;` jest to poprawne podpięcie XSL?<text:line-break/></text:p>
      <text:p text:style-name="Normalny">Czy `&lt;?xml-stylesheet type="text/xsl" href="cdcatalog.xsl"&gt;` jest to poprawne podpięcie XSL?<text:line-break/></text:p>
      <text:p text:style-name="Normalny">Czy `&lt;?xml-stylesheet type="text/xsl" href="cdcatalog.xsl"/&gt;` jest to poprawne podpięcie XSL?<text:line-break/></text:p>
      <text:p text:style-name="Normalny">Czy `&lt;?xml:stylesheet type="text/xsl" href="cdcatalog.xsl"?&gt;` jest to poprawne podpięcie XSL?<text:line-break/></text:p>
      <text:p text:style-name="Normalny">Czy `&lt;?xml::stylesheet type="text/xsl" href="cdcatalog.xsl"?&gt;` jest to poprawne podpięcie XSL?<text:line-break/></text:p>
      <text:p text:style-name="Normalny">Czy `&lt;?stylesheet type="text/xsl" href="cdcatalog.xsl"?&gt;` jest to poprawne podpięcie XSL?<text:line-break/></text:p>
      <text:soft-page-break/>
      <text:p text:style-name="Normalny">------------------------------------------------------------</text:p>
      <text:p text:style-name="Normalny">Czy `&lt;xsl:value-of select="title"/&gt;` przy transformacji XSL zostanie zastąpione odpowiednią zawartością elementu (tagu)?<text:line-break/></text:p>
      <text:p text:style-name="Normalny">Czy `&lt;xsl:value select="title"/&gt;` przy transformacji XSL zostanie zastąpione odpowiednią zawartością elementu (tagu)?<text:line-break/></text:p>
      <text:p text:style-name="Normalny">Czy `&lt;xsl:select value="title"/&gt;` przy transformacji XSL zostanie zastąpione odpowiednią zawartością elementu (tagu)?<text:line-break/></text:p>
      <text:p text:style-name="Normalny">Czy `&lt;xsl:select value-of="title"/&gt;` przy transformacji XSL zostanie zastąpione odpowiednią zawartością elementu (tagu)?<text:line-break/></text:p>
      <text:p text:style-name="Normalny">------------------------------------------------------------</text:p>
      <text:p text:style-name="Normalny">Czy `&lt;xsl:value-of select="@title"/&gt;` przy transformacji XSL zostanie zastąpione odpowiednią zawartością atributu (parametru)?<text:line-break/></text:p>
      <text:p text:style-name="Normalny">Czy `&lt;xsl:value select="@title"/&gt;` przy transformacji XSL zostanie zastąpione odpowiednią zawartością atributu (parametru)?<text:line-break/></text:p>
      <text:p text:style-name="Normalny">Czy `&lt;xsl:select value="@title"/&gt;` przy transformacji XSL zostanie zastąpione odpowiednią zawartością atributu (parametru)?<text:line-break/></text:p>
      <text:p text:style-name="Normalny">Czy `&lt;xsl:select value-of="@title"/&gt;` przy transformacji XSL zostanie zastąpione odpowiednią zawartością atributu (parametru)?<text:line-break/></text:p>
      <text:p text:style-name="Normalny">------------------------------------------------------------</text:p>
      <text:p text:style-name="Normalny">Czy `&lt;xsl:for-each select="header"&gt;` jest poprawnym elementem pliku XSL?<text:line-break/></text:p>
      <text:p text:style-name="Normalny">Czy `&lt;xsl:foreach select="header"&gt;` jest poprawnym elementem pliku XSL?|<text:line-break/></text:p>
      <text:p text:style-name="Normalny">Czy `&lt;xsl:for-each value="header"&gt;` jest poprawnym elementem pliku XSL?<text:line-break/></text:p>
      <text:p text:style-name="Normalny">Czy `&lt;xsl:foreach value="header"&gt;` jest poprawnym elementem pliku XSL?<text:line-break/></text:p>
      <text:soft-page-break/>
      <text:p text:style-name="Normalny">------------------------------------------------------------</text:p>
      <text:p text:style-name="Normalny">Czy `&lt;xsl:when test="@name = 'Janusz'"&gt;` jest poprawnym elementem pliku XSL?<text:line-break/></text:p>
      <text:p text:style-name="Normalny">Czy `&lt;xsl:when test="name = 'Janusz'"&gt;` jest poprawnym elementem pliku XSL?<text:line-break/></text:p>
      <text:p text:style-name="Normalny">Czy `&lt;xsl:when test="@price = 99.99"&gt;` jest poprawnym elementem pliku XSL?<text:line-break/></text:p>
      <text:p text:style-name="Normalny">Czy `&lt;xsl:when test="price = 99.99"&gt;` jest poprawnym elementem pliku XSL?<text:line-break/></text:p>
      <text:p text:style-name="Normalny">Czy `&lt;xsl:when test="@price &lt; 99.99"&gt;` jest poprawnym elementem pliku XSL?<text:line-break/></text:p>
      <text:p text:style-name="Normalny">Czy `&lt;xsl:when test="price &amp;lt; 99.99"&gt;` jest poprawnym elementem pliku XSL?<text:line-break/></text:p>
      <text:p text:style-name="Normalny">Czy `&lt;xsl:when test="@price &amp;gt; 99.99"&gt;` jest poprawnym elementem pliku XSL?<text:line-break/></text:p>
      <text:p text:style-name="Normalny">Czy `&lt;xsl:when test="price &gt; 99.99"&gt;` jest poprawnym elementem pliku XSL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artosz Rokicki</meta:initial-creator>
    <dc:creator>Bartosz Rokicki</dc:creator>
    <meta:creation-date>2025-02-09T12:07:00Z</meta:creation-date>
    <dc:date>2025-02-09T12:30:00Z</dc:date>
    <meta:template xlink:href="Normal" xlink:type="simple"/>
    <meta:editing-cycles>2</meta:editing-cycles>
    <meta:editing-duration>PT1380S</meta:editing-duration>
    <meta:document-statistic meta:page-count="5" meta:paragraph-count="11" meta:word-count="817" meta:character-count="5712" meta:row-count="40" meta:non-whitespace-character-count="4906"/>
  </office:meta>
</office:document-meta>
</file>